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4pt" style:font-size-asian="14pt"/>
    </style:style>
    <style:style style:name="P3" style:parent-style-name="Normal" style:family="paragraph">
      <style:text-properties fo:font-size="14pt" style:font-size-asian="14pt"/>
    </style:style>
    <style:style style:name="P4" style:parent-style-name="Normal" style:family="paragraph">
      <style:text-properties fo:font-size="14pt" style:font-size-asian="14pt"/>
    </style:style>
    <style:style style:name="P5" style:parent-style-name="Normal" style:family="paragraph">
      <style:text-properties fo:font-size="14pt" style:font-size-asian="14pt"/>
    </style:style>
    <style:style style:name="P6" style:parent-style-name="ListParagraph" style:list-style-name="LFO1" style:family="paragraph">
      <style:text-properties fo:font-size="14pt" style:font-size-asian="14pt"/>
    </style:style>
    <style:style style:name="P7" style:parent-style-name="ListParagraph" style:list-style-name="LFO1" style:family="paragraph">
      <style:text-properties fo:font-size="14pt" style:font-size-asian="14pt"/>
    </style:style>
    <style:style style:name="P8" style:parent-style-name="ListParagraph" style:list-style-name="LFO1" style:family="paragraph">
      <style:text-properties fo:font-size="14pt" style:font-size-asian="14pt"/>
    </style:style>
    <style:style style:name="P9" style:parent-style-name="Normal" style:family="paragraph">
      <style:text-properties fo:font-size="14pt" style:font-size-asian="14pt"/>
    </style:style>
    <style:style style:name="P10" style:parent-style-name="Normal" style:family="paragraph">
      <style:text-properties fo:font-size="14pt" style:font-size-asian="14pt"/>
    </style:style>
    <style:style style:name="T11" style:parent-style-name="DefaultParagraphFont" style:family="text">
      <style:text-properties fo:font-size="14pt" style:font-size-asian="14pt"/>
    </style:style>
    <style:style style:name="T12" style:parent-style-name="DefaultParagraphFont" style:family="text">
      <style:text-properties fo:font-size="14pt" style:font-size-asian="14pt"/>
    </style:style>
    <style:style style:name="T13" style:parent-style-name="DefaultParagraphFont" style:family="text">
      <style:text-properties fo:font-size="14pt" style:font-size-asian="14pt"/>
    </style:style>
    <style:style style:name="T14" style:parent-style-name="DefaultParagraphFont" style:family="text">
      <style:text-properties fo:font-size="14pt" style:font-size-asian="14pt"/>
    </style:style>
    <style:style style:name="T15" style:parent-style-name="DefaultParagraphFont" style:family="text">
      <style:text-properties fo:font-size="14pt" style:font-size-asian="14pt"/>
    </style:style>
    <style:style style:name="T16" style:parent-style-name="DefaultParagraphFont" style:family="text">
      <style:text-properties fo:font-size="14pt" style:font-size-asian="14pt"/>
    </style:style>
    <style:style style:name="T17" style:parent-style-name="DefaultParagraphFont" style:family="text">
      <style:text-properties fo:font-size="14pt" style:font-size-asian="14pt"/>
    </style:style>
    <style:style style:name="T18" style:parent-style-name="DefaultParagraphFont" style:family="text">
      <style:text-properties fo:font-size="14pt" style:font-size-asian="14pt"/>
    </style:style>
    <style:style style:name="T19" style:parent-style-name="DefaultParagraphFont" style:family="text">
      <style:text-properties fo:font-size="14pt" style:font-size-asian="14pt"/>
    </style:style>
    <style:style style:name="T20" style:parent-style-name="DefaultParagraphFont" style:family="text">
      <style:text-properties fo:font-size="14pt" style:font-size-asian="14pt"/>
    </style:style>
    <style:style style:name="T21" style:parent-style-name="DefaultParagraphFont" style:family="text">
      <style:text-properties fo:font-size="14pt" style:font-size-asian="14pt"/>
    </style:style>
    <style:style style:name="T22" style:parent-style-name="DefaultParagraphFont" style:family="text">
      <style:text-properties fo:font-size="14pt" style:font-size-asian="14pt"/>
    </style:style>
  </office:automatic-styles>
  <office:body>
    <office:text text:use-soft-page-breaks="true">
      <text:p text:style-name="P1">FORMAT</text:p>
      <text:p text:style-name="P2">C# is a new coding language to me, and so I lack experience in it. With this in mind I should<text:s/>seek simplicity while getting a good output still. The game must have little complications<text:s/>and features while displaying the base principles in coding, so I can learn the language for later projects.</text:p>
      <text:p text:style-name="P3">From unity databases, I have learnt 3D and 2D projects in C# as well as covering the basics of other formats. 3D programs require an X, Y and Z axis for movement, then also use rotation in first, second and third person, whereas in 2D, only X and Y axis are used. I decided to use 2D for ease of navigation of objects, so I can easily control what happens and it is clearer what the game objects do.</text:p>
      <text:p text:style-name="P4">For<text:s/>age range, I wanted to meet the expectations of a certain<text:s/>age while maintaining simple functionality. After looking at a range of other games across the industry, it was clear that games made for teens and young adults tended to be rich in graphics, story line and<text:s/>with a perfectly worked gameplay. I therefore chose to aim my game at a younger audience of five to ten, as most of their games were very basic and had only few simple activities in them.<text:s/></text:p>
      <text:p text:style-name="P5">After<text:s/>more research,<text:s/>can generalise the platform preferences of the three main age groups:<text:s/></text:p>
      <text:list text:style-name="LFO1" text:continue-numbering="true">
        <text:list-item>
          <text:p text:style-name="P6">Older teens &amp; young adults – PC games</text:p>
        </text:list-item>
        <text:list-item>
          <text:p text:style-name="P7">Younger teens – consoles e.g. Xbox and Play Station</text:p>
        </text:list-item>
        <text:list-item>
          <text:p text:style-name="P8">Children – mobile games e.g. iPhone, Google games</text:p>
        </text:list-item>
      </text:list>
      <text:p text:style-name="P9"/>
      <text:p text:style-name="P10">Since I said I wanted to make the game for<text:s/>young children, it was clear I should go into the production of<text:s/>a mobile game. These games are also simpler, matching their general age range mentioned above.</text:p>
      <text:p text:style-name="Normal"><text:span text:style-name="T11">After a look at some of the recent popular games, on the App Store and the Play Store, the top trending games can be grouped as either army/war games with your o</text:span><text:span text:style-name="T12">wn village of sorts, then<text:s/></text:span><text:span text:style-name="T13">“</text:span><text:span text:style-name="T14">endless</text:span><text:span text:style-name="T15">”</text:span><text:span text:style-name="T16"><text:s/>games where your character keeps going, hopping over things until you stop. The latter of the two seems much simpler as it only requires the same actions to<text:s/></text:span><text:span text:style-name="T17">be repeated</text:span><text:span text:style-name="T18">, whereas the former requires an online conne</text:span><text:span text:style-name="T19">c</text:span><text:span text:style-name="T20">tion and many possible game paths which I</text:span><text:span text:style-name="T21"><text:s/>predict will be very hard to program</text:span><text:span text:style-name="T2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 Tomlin</meta:initial-creator>
    <dc:creator>Tom Tomlin</dc:creator>
    <meta:creation-date>2017-06-17T08:04:00Z</meta:creation-date>
    <dc:date>2017-06-27T18:46:00Z</dc:date>
    <meta:template xlink:href="Normal" xlink:type="simple"/>
    <meta:editing-cycles>5</meta:editing-cycles>
    <meta:editing-duration>PT4620S</meta:editing-duration>
    <meta:document-statistic meta:page-count="1" meta:paragraph-count="4" meta:word-count="311" meta:character-count="2081" meta:row-count="14" meta:non-whitespace-character-count="1774"/>
  </office:meta>
</office:document-meta>
</file>